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MonoNL NF Medium" svg:font-family="'JetBrainsMonoNL NF Medium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65in"/>
    </style:style>
    <style:style style:name="co2" style:family="table-column">
      <style:table-column-properties fo:break-before="auto" style:column-width="3.0272in"/>
    </style:style>
    <style:style style:name="co3" style:family="table-column">
      <style:table-column-properties fo:break-before="auto" style:column-width="1.5846in"/>
    </style:style>
    <style:style style:name="co4" style:family="table-column">
      <style:table-column-properties fo:break-before="auto" style:column-width="2.3217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2.1953in"/>
    </style:style>
    <style:style style:name="co7" style:family="table-column">
      <style:table-column-properties fo:break-before="auto" style:column-width="2.66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945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ro3" style:family="table-row">
      <style:table-row-properties style:row-height="0.449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fo:wrap-option="wrap"/>
      <style:text-properties style:font-name="JetBrainsMonoNL NF Medium" fo:font-size="12pt" style:font-size-asian="12pt" style:font-size-complex="12pt"/>
    </style:style>
    <style:style style:name="ce2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in"/>
      <style:text-properties style:font-name="JetBrainsMonoNL NF Medium" fo:font-size="12pt" style:font-size-asian="12pt" style:font-size-complex="12pt"/>
    </style:style>
    <style:style style:name="ce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in"/>
      <style:text-properties style:font-name="JetBrainsMonoNL NF Medium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JetBrainsMonoNL NF Medium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font-name="JetBrainsMonoNL NF Medium" fo:font-size="12pt" style:font-size-asian="12pt" style:font-size-complex="12pt"/>
    </style:style>
    <style:style style:name="ce6" style:family="table-cell" style:parent-style-name="Default">
      <style:table-cell-properties fo:background-color="#00a933" style:text-align-source="fix" style:repeat-content="false" fo:wrap-option="wrap"/>
      <style:paragraph-properties fo:text-align="center" fo:margin-left="0in"/>
      <style:text-properties style:font-name="JetBrainsMonoNL NF Medium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8" table:number-columns-repeated="16375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urée d’exécution(s)</text:p>
          </table:table-cell>
          <table:table-cell table:style-name="ce1" office:value-type="string" calcext:value-type="string">
            <text:p>Puissance active moyenne obeservée (W)</text:p>
          </table:table-cell>
          <table:table-cell table:style-name="ce1" office:value-type="string" calcext:value-type="string">
            <text:p>Puissance moyenne au repos (W)</text:p>
          </table:table-cell>
          <table:table-cell table:style-name="ce1" office:value-type="string" calcext:value-type="string">
            <text:p>Energie absorbée par la tâche (mWh)</text:p>
          </table:table-cell>
          <table:table-cell table:style-name="ce1" office:value-type="string" calcext:value-type="string">
            <text:p>Emission de CO2 ( g CO2e)</text:p>
          </table:table-cell>
          <table:table-cell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ractale de Mandelbrot</text:p>
          </table:table-cell>
          <table:table-cell table:style-name="ce4" office:value-type="float" office:value="8.75" calcext:value-type="float">
            <text:p>8.7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.5" calcext:value-type="float">
            <text:p>9.5</text:p>
          </table:table-cell>
          <table:table-cell table:style-name="ce4" table:formula="of:=([.D2]-[.E2])*[.C2]" office:value-type="float" office:value="196.875" calcext:value-type="float">
            <text:p>196.875</text:p>
          </table:table-cell>
          <table:table-cell table:style-name="ce6" table:formula="of:=[.F2]*0.000001*17" office:value-type="float" office:value="0.003346875" calcext:value-type="float">
            <text:p>0.003346875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3" office:value-type="string" calcext:value-type="string" table:number-columns-spanned="7" table:number-rows-spanned="1">
            <text:p>SANS PARALLELISATION</text:p>
          </table:table-cell>
          <table:covered-table-cell table:number-columns-repeated="6" table:style-name="ce3"/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ython : JIT / 168px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([.D4]-[.E4])*[.C4]" office:value-type="float" office:value="30.08" calcext:value-type="float">
            <text:p>30.08</text:p>
          </table:table-cell>
          <table:table-cell table:style-name="ce6" table:formula="of:=[.F4]*0.000001*17" office:value-type="float" office:value="0.00051136" calcext:value-type="float">
            <text:p>0.00051136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ython : JIT / 256px</text:p>
          </table:table-cell>
          <table:table-cell table:style-name="ce4" office:value-type="float" office:value="1.65" calcext:value-type="float">
            <text:p>1.6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([.D5]-[.E5])*[.C5]" office:value-type="float" office:value="45.375" calcext:value-type="float">
            <text:p>45.375</text:p>
          </table:table-cell>
          <table:table-cell table:style-name="ce6" table:formula="of:=[.F5]*0.000001*17" office:value-type="float" office:value="0.000771375" calcext:value-type="float">
            <text:p>0.000771375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ython : JIT / 512px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([.D6]-[.E6])*[.C6]" office:value-type="float" office:value="106.085" calcext:value-type="float">
            <text:p>106.085</text:p>
          </table:table-cell>
          <table:table-cell table:style-name="ce6" table:formula="of:=[.F6]*0.000001*17" office:value-type="float" office:value="0.001803445" calcext:value-type="float">
            <text:p>0.001803445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ython : JIT / 1024px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([.D7]-[.E7])*[.C7]" office:value-type="float" office:value="385.05" calcext:value-type="float">
            <text:p>385.05</text:p>
          </table:table-cell>
          <table:table-cell table:style-name="ce6" table:formula="of:=[.F7]*0.000001*17" office:value-type="float" office:value="0.00654585" calcext:value-type="float">
            <text:p>0.00654585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ython : JIT / 2048px</text:p>
          </table:table-cell>
          <table:table-cell table:style-name="ce4" office:value-type="float" office:value="58.4" calcext:value-type="float">
            <text:p>58.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8]-[.E8])*[.C8]" office:value-type="float" office:value="1576.8" calcext:value-type="float">
            <text:p>1576.8</text:p>
          </table:table-cell>
          <table:table-cell table:style-name="ce6" table:formula="of:=[.F8]*0.000001*17" office:value-type="float" office:value="0.0268056" calcext:value-type="float">
            <text:p>0.0268056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3" office:value-type="string" calcext:value-type="string" table:number-columns-spanned="7" table:number-rows-spanned="1">
            <text:p>AVEC PARALLELISATION</text:p>
          </table:table-cell>
          <table:covered-table-cell table:number-columns-repeated="4" table:style-name="ce4"/>
          <table:covered-table-cell table:style-name="ce4" table:formula="of:=([.D9]-[.E9])*[.C9]" office:value-type="float" office:value="0" calcext:value-type="float">
            <text:p>0</text:p>
          </table:covered-table-cell>
          <table:covered-table-cell table:style-name="ce6" table:formula="of:=[.F9]*0.000001*17" office:value-type="float" office:value="0" calcext:value-type="float">
            <text:p>0</text:p>
          </table:covered-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Python : JIT / 168px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10]-[.E10])*[.C10]" office:value-type="float" office:value="52.2" calcext:value-type="float">
            <text:p>52.2</text:p>
          </table:table-cell>
          <table:table-cell table:style-name="ce6" table:formula="of:=[.F10]*0.000001*17" office:value-type="float" office:value="0.0008874" calcext:value-type="float">
            <text:p>0.0008874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ython : JIT / 256px</text:p>
          </table:table-cell>
          <table:table-cell table:style-name="ce4" office:value-type="float" office:value="1.85" calcext:value-type="float">
            <text:p>1.8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11]-[.E11])*[.C11]" office:value-type="float" office:value="55.5" calcext:value-type="float">
            <text:p>55.5</text:p>
          </table:table-cell>
          <table:table-cell table:style-name="ce6" table:formula="of:=[.F11]*0.000001*17" office:value-type="float" office:value="0.0009435" calcext:value-type="float">
            <text:p>0.0009435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ython : JIT / 512px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([.D12]-[.E12])*[.C12]" office:value-type="float" office:value="108.9" calcext:value-type="float">
            <text:p>108.9</text:p>
          </table:table-cell>
          <table:table-cell table:style-name="ce6" table:formula="of:=[.F12]*0.000001*17" office:value-type="float" office:value="0.0018513" calcext:value-type="float">
            <text:p>0.0018513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ython : JIT / 1024px</text:p>
          </table:table-cell>
          <table:table-cell table:style-name="ce4" office:value-type="float" office:value="3.46" calcext:value-type="float">
            <text:p>3.4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13]-[.E13])*[.C13]" office:value-type="float" office:value="235.28" calcext:value-type="float">
            <text:p>235.28</text:p>
          </table:table-cell>
          <table:table-cell table:style-name="ce6" table:formula="of:=[.F13]*0.000001*17" office:value-type="float" office:value="0.00399976" calcext:value-type="float">
            <text:p>0.00399976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ython : JIT / 2048px</text:p>
          </table:table-cell>
          <table:table-cell table:style-name="ce4" office:value-type="float" office:value="8.31" calcext:value-type="float">
            <text:p>8.3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14]-[.E14])*[.C14]" office:value-type="float" office:value="756.21" calcext:value-type="float">
            <text:p>756.21</text:p>
          </table:table-cell>
          <table:table-cell table:style-name="ce6" table:formula="of:=[.F14]*0.000001*17" office:value-type="float" office:value="0.01285557" calcext:value-type="float">
            <text:p>0.01285557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3" office:value-type="string" calcext:value-type="string" table:number-columns-spanned="7" table:number-rows-spanned="1">
            <text:p>SANS PARALLELISATION</text:p>
          </table:table-cell>
          <table:covered-table-cell table:number-columns-repeated="4" table:style-name="ce3"/>
          <table:covered-table-cell table:style-name="ce4" table:formula="of:=([.D15]-[.E15])*[.C15]" office:value-type="float" office:value="0" calcext:value-type="float">
            <text:p>0</text:p>
          </table:covered-table-cell>
          <table:covered-table-cell table:style-name="ce6" table:formula="of:=[.F15]*0.000001*17" office:value-type="float" office:value="0" calcext:value-type="float">
            <text:p>0</text:p>
          </table:covered-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pp : 256px</text:p>
          </table:table-cell>
          <table:table-cell table:style-name="ce4" office:value-type="float" office:value="0.384" calcext:value-type="float">
            <text:p>0.38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16]-[.E16])*[.C16]" office:value-type="float" office:value="3.84" calcext:value-type="float">
            <text:p>3.84</text:p>
          </table:table-cell>
          <table:table-cell table:style-name="ce6" table:formula="of:=[.F16]*0.000001*17" office:value-type="float" office:value="0.00006528" calcext:value-type="float">
            <text:p>0.00006528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pp : 512px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17]-[.E17])*[.C17]" office:value-type="float" office:value="31.08" calcext:value-type="float">
            <text:p>31.08</text:p>
          </table:table-cell>
          <table:table-cell table:style-name="ce6" table:formula="of:=[.F17]*0.000001*17" office:value-type="float" office:value="0.00052836" calcext:value-type="float">
            <text:p>0.00052836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pp : 1024px</text:p>
          </table:table-cell>
          <table:table-cell table:style-name="ce4" office:value-type="float" office:value="5.948" calcext:value-type="float">
            <text:p>5.948</text:p>
          </table:table-cell>
          <table:table-cell table:style-name="ce4" office:value-type="float" office:value="26.5" calcext:value-type="float">
            <text:p>26.5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18]-[.E18])*[.C18]" office:value-type="float" office:value="115.986" calcext:value-type="float">
            <text:p>115.986</text:p>
          </table:table-cell>
          <table:table-cell table:style-name="ce6" table:formula="of:=[.F18]*0.000001*17" office:value-type="float" office:value="0.001971762" calcext:value-type="float">
            <text:p>0.001971762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pp : 2048px</text:p>
          </table:table-cell>
          <table:table-cell table:style-name="ce4" office:value-type="float" office:value="23.586" calcext:value-type="float">
            <text:p>23.586</text:p>
          </table:table-cell>
          <table:table-cell table:style-name="ce4" office:value-type="float" office:value="26.5" calcext:value-type="float">
            <text:p>26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([.D19]-[.E19])*[.C19]" office:value-type="float" office:value="448.134" calcext:value-type="float">
            <text:p>448.134</text:p>
          </table:table-cell>
          <table:table-cell table:style-name="ce6" table:formula="of:=[.F19]*0.000001*17" office:value-type="float" office:value="0.007618278" calcext:value-type="float">
            <text:p>0.007618278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3" office:value-type="string" calcext:value-type="string" table:number-columns-spanned="7" table:number-rows-spanned="1">
            <text:p>AVEC PARALLELISATION</text:p>
          </table:table-cell>
          <table:covered-table-cell table:number-columns-repeated="4" table:style-name="ce3"/>
          <table:covered-table-cell table:style-name="ce3" table:formula="of:=([.D20]-[.E20])*[.C20]" office:value-type="float" office:value="0" calcext:value-type="float">
            <text:p>0</text:p>
          </table:covered-table-cell>
          <table:covered-table-cell table:style-name="ce3" table:formula="of:=[.F20]*0.000001*17" office:value-type="float" office:value="0" calcext:value-type="float">
            <text:p>0</text:p>
          </table:covered-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pp : 256px</text:p>
          </table:table-cell>
          <table:table-cell table:style-name="ce4" office:value-type="float" office:value="0.037" calcext:value-type="float">
            <text:p>0.03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21]-[.E21])*[.C21]" office:value-type="float" office:value="2.738" calcext:value-type="float">
            <text:p>2.738</text:p>
          </table:table-cell>
          <table:table-cell table:style-name="ce6" table:formula="of:=[.F21]*0.000001*17" office:value-type="float" office:value="0.000046546" calcext:value-type="float">
            <text:p>0.000046546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Cpp : 512px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22]-[.E22])*[.C22]" office:value-type="float" office:value="10.4" calcext:value-type="float">
            <text:p>10.4</text:p>
          </table:table-cell>
          <table:table-cell table:style-name="ce6" table:formula="of:=[.F22]*0.000001*17" office:value-type="float" office:value="0.0001768" calcext:value-type="float">
            <text:p>0.0001768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pp : 1024px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23]-[.E23])*[.C23]" office:value-type="float" office:value="42.5" calcext:value-type="float">
            <text:p>42.5</text:p>
          </table:table-cell>
          <table:table-cell table:style-name="ce6" table:formula="of:=[.F23]*0.000001*17" office:value-type="float" office:value="0.0007225" calcext:value-type="float">
            <text:p>0.0007225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Cpp : 2048px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24]-[.E24])*[.C24]" office:value-type="float" office:value="177.11" calcext:value-type="float">
            <text:p>177.11</text:p>
          </table:table-cell>
          <table:table-cell table:style-name="ce6" table:formula="of:=[.F24]*0.000001*17" office:value-type="float" office:value="0.00301087" calcext:value-type="float">
            <text:p>0.00301087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3" office:value-type="string" calcext:value-type="string" table:number-columns-spanned="7" table:number-rows-spanned="1">
            <text:p>SANS PARALLELISATION – JEU D’INSTRUCTION AVX</text:p>
          </table:table-cell>
          <table:covered-table-cell table:number-columns-repeated="6" table:style-name="ce3"/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pp : 2048px</text:p>
          </table:table-cell>
          <table:table-cell table:style-name="ce4" office:value-type="float" office:value="4.08" calcext:value-type="float">
            <text:p>4.0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26]-[.E26])*[.C26]" office:value-type="float" office:value="81.6" calcext:value-type="float">
            <text:p>81.6</text:p>
          </table:table-cell>
          <table:table-cell table:style-name="ce6" table:formula="of:=[.F26]*0.000001*17" office:value-type="float" office:value="0.0013872" calcext:value-type="float">
            <text:p>0.0013872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3" office:value-type="string" calcext:value-type="string" table:number-columns-spanned="7" table:number-rows-spanned="1">
            <text:p>AVEC PARALLELISATION – JEU D’INSTRUCTION AVX</text:p>
          </table:table-cell>
          <table:covered-table-cell table:number-columns-repeated="6" table:style-name="ce3"/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Cpp : 2048px</text:p>
          </table:table-cell>
          <table:table-cell table:style-name="ce4" office:value-type="float" office:value="0.326" calcext:value-type="float">
            <text:p>0.32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28]-[.E28])*[.C28]" office:value-type="float" office:value="34.556" calcext:value-type="float">
            <text:p>34.556</text:p>
          </table:table-cell>
          <table:table-cell table:style-name="ce6" table:formula="of:=[.F28]*0.000001*17" office:value-type="float" office:value="0.000587452" calcext:value-type="float">
            <text:p>0.000587452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3" office:value-type="string" calcext:value-type="string" table:number-columns-spanned="7" table:number-rows-spanned="1">
            <text:p>AVEC PARALLELISATION ET PIPELINING – JEU D’INSTRUCTION AVX</text:p>
          </table:table-cell>
          <table:covered-table-cell table:number-columns-repeated="6" table:style-name="ce3"/>
          <table:table-cell table:style-name="ce7"/>
          <table:table-cell table:style-name="ce4"/>
          <table:table-cell table:style-name="ce5" table:number-columns-repeated="1637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Cpp : 2048px</text:p>
          </table:table-cell>
          <table:table-cell table:style-name="ce4" office:value-type="float" office:value="0.233" calcext:value-type="float">
            <text:p>0.233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([.D30]-[.E30])*[.C30]" office:value-type="float" office:value="27.727" calcext:value-type="float">
            <text:p>27.727</text:p>
          </table:table-cell>
          <table:table-cell table:style-name="ce6" table:formula="of:=[.F30]*0.000001*17" office:value-type="float" office:value="0.000471359" calcext:value-type="float">
            <text:p>0.000471359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2">
          <table:table-cell table:style-name="ce3" office:value-type="string" calcext:value-type="string" table:number-columns-spanned="7" table:number-rows-spanned="1">
            <text:p>COMPILATION</text:p>
          </table:table-cell>
          <table:covered-table-cell table:number-columns-repeated="6" table:style-name="ce3"/>
          <table:table-cell table:style-name="ce4" table:number-columns-repeated="2"/>
          <table:table-cell table:style-name="ce5" table:number-columns-repeated="16375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ime clang ++ -I eigen -O3 […]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([.D32]-[.E32])*[.C32]" office:value-type="float" office:value="82" calcext:value-type="float">
            <text:p>82</text:p>
          </table:table-cell>
          <table:table-cell table:style-name="ce6" table:formula="of:=[.F32]*0.000001*17" office:value-type="float" office:value="0.001394" calcext:value-type="float">
            <text:p>0.001394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ime clang ++ -I eigen -O3 -fopenmp […]</text:p>
          </table:table-cell>
          <table:table-cell table:style-name="ce4" office:value-type="float" office:value="4.093" calcext:value-type="float">
            <text:p>4.09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33]-[.E33])*[.C33]" office:value-type="float" office:value="90.046" calcext:value-type="float">
            <text:p>90.046</text:p>
          </table:table-cell>
          <table:table-cell table:style-name="ce6" table:formula="of:=[.F33]*0.000001*17" office:value-type="float" office:value="0.001530782" calcext:value-type="float">
            <text:p>0.001530782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ime clang ++ -I eigen -O3 -mavx -mfma […]</text:p>
          </table:table-cell>
          <table:table-cell table:style-name="ce4" office:value-type="float" office:value="4.23" calcext:value-type="float">
            <text:p>4.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34]-[.E34])*[.C34]" office:value-type="float" office:value="97.29" calcext:value-type="float">
            <text:p>97.29</text:p>
          </table:table-cell>
          <table:table-cell table:style-name="ce6" table:formula="of:=[.F34]*0.000001*17" office:value-type="float" office:value="0.00165393" calcext:value-type="float">
            <text:p>0.00165393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ime clang ++ -I eigen -O3 -mavx -mfma -fopenmp […]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[.D35]-[.E35])*[.C35]" office:value-type="float" office:value="95.04" calcext:value-type="float">
            <text:p>95.04</text:p>
          </table:table-cell>
          <table:table-cell table:style-name="ce6" table:formula="of:=[.F35]*0.000001*17" office:value-type="float" office:value="0.00161568" calcext:value-type="float">
            <text:p>0.00161568</text:p>
          </table:table-cell>
          <table:table-cell table:style-name="ce4" table:number-columns-repeated="2"/>
          <table:table-cell table:style-name="ce5" table:number-columns-repeated="16375"/>
        </table:table-row>
        <table:table-row table:style-name="ro4" table:number-rows-repeated="43">
          <table:table-cell table:style-name="ce4" table:number-columns-repeated="9"/>
          <table:table-cell table:style-name="ce5" table:number-columns-repeated="16375"/>
        </table:table-row>
        <table:table-row table:style-name="ro4" table:number-rows-repeated="1048497">
          <table:table-cell table:number-columns-repeated="9"/>
          <table:table-cell table:style-name="ce5" table:number-columns-repeated="16375"/>
        </table:table-row>
        <table:table-row table:style-name="ro4">
          <table:table-cell table:number-columns-repeated="9"/>
          <table:table-cell table:style-name="ce5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MonoNL NF Medium" svg:font-family="'JetBrainsMonoNL NF Medium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9T10:00:56.802854257</meta:creation-date>
    <dc:date>2026-04-09T12:40:47.323495185</dc:date>
    <meta:editing-duration>PT25M53S</meta:editing-duration>
    <meta:editing-cycles>1</meta:editing-cycles>
    <meta:document-statistic meta:table-count="1" meta:cell-count="203" meta:object-count="0"/>
    <meta:generator>LibreOffice/25.8.6.2$Linux_X86_64 LibreOffice_project/580$Build-2</meta:generator>
  </office:meta>
</office:document-meta>
</file>